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1aca6"/>
      <style:text-properties fo:color="#55308d" style:text-underline-style="none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b66c"/>
      <style:text-properties fo:color="#55308d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81aca6"/>
      <style:text-properties fo:color="#55308d" style:text-underline-style="none" fo:font-weight="bold"/>
    </style:style>
    <style:style style:name="ce4" style:family="table-cell" style:parent-style-name="Default" style:data-style-name="N100"/>
    <style:style style:name="ce5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6" table:default-cell-style-name="ce5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?</text:p>
          </table:table-cell>
          <table:table-cell table:style-name="ce3"/>
          <table:table-cell table:style-name="ce3" office:value-type="string" calcext:value-type="string">
            <text:p>Link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s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I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USB 2.0 Transceiver</text:p>
          </table:table-cell>
          <table:table-cell office:value-type="string" calcext:value-type="string">
            <text:p>SOP-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/>
          <table:table-cell office:value-type="string" calcext:value-type="string">
            <text:p>https://www.lcsc.com/product-detail/USB-ICs_WCH-Jiangsu-Qin-Heng-CH340G_C14267.html</text:p>
          </table:table-cell>
          <table:table-cell table:style-name="ce11" office:value-type="float" office:value="0.4805" calcext:value-type="float">
            <text:p>0.4805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Linear Voltage Regulator</text:p>
          </table:table-cell>
          <table:table-cell office:value-type="string" calcext:value-type="string">
            <text:p>SOT-22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/>
          <table:table-cell office:value-type="string" calcext:value-type="string">
            <text:p>https://www.lcsc.com/product-detail/Linear-Voltage-Regulators-LDO_HEERMICR-AMS1117-3-3_C5199435.html</text:p>
          </table:table-cell>
          <table:table-cell table:style-name="ce11" office:value-type="float" office:value="0.0627" calcext:value-type="float">
            <text:p>0.06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Transisto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1"/>
          <table:table-cell office:value-type="string" calcext:value-type="string">
            <text:p>https://www.lcsc.com/product-detail/Bipolar-Transistors-BJT_GOODWORK-MMBT3904_C909754.html</text:p>
          </table:table-cell>
          <table:table-cell table:style-name="ce11" office:value-type="float" office:value="0.0057" calcext:value-type="float">
            <text:p>0.0057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table:number-columns-repeated="2"/>
          <table:table-cell table:style-name="ce11"/>
          <table:table-cell office:value-type="string" calcext:value-type="string">
            <text:p>https://www.lcsc.com/product-detail/Bipolar-Transistors-BJT_GOODWORK-MMBT3904_C909754.html</text:p>
          </table:table-cell>
          <table:table-cell table:style-name="ce11" office:value-type="float" office:value="0.0057" calcext:value-type="float">
            <text:p>0.005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Xta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Quartz Crystam</text:p>
          </table:table-cell>
          <table:table-cell office:value-type="string" calcext:value-type="string">
            <text:p>5.0x3.2x1.3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Crystals_HCI-XC53G2-12-000-F20LJDT_C2842275.html</text:p>
          </table:table-cell>
          <table:table-cell table:style-name="ce11" office:value-type="float" office:value="0.1838" calcext:value-type="float">
            <text:p>0.18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_Yongyu-Photoelectric-_C434432.html</text:p>
          </table:table-cell>
          <table:table-cell table:style-name="ce11" office:value-type="float" office:value="0.0123" calcext:value-type="float">
            <text:p>0.0123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_Yongyu-Photoelectric-_C434433.html</text:p>
          </table:table-cell>
          <table:table-cell table:style-name="ce11" office:value-type="float" office:value="0.012" calcext:value-type="float">
            <text:p>0.0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table:style-name="ce11"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table:style-name="ce11"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Chip-Resistor-Surface-Mount_UNI-ROYAL-Uniroyal-Elec-0603WAF5101T5E_C23186.html</text:p>
          </table:table-cell>
          <table:table-cell table:style-name="ce11"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Chip-Resistor-Surface-Mount_UNI-ROYAL-Uniroyal-Elec-0603WAF5101T5E_C23186.html</text:p>
          </table:table-cell>
          <table:table-cell table:style-name="ce11"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90</text:p>
          </table:table-cell>
          <table:table-cell/>
          <table:table-cell table:style-name="ce11"/>
          <table:table-cell office:value-type="string" calcext:value-type="string">
            <text:p>https://www.lcsc.com/product-detail/Chip-Resistor-Surface-Mount_UNI-ROYAL-Uniroyal-Elec-0603WAF2201T5E_C4190.html</text:p>
          </table:table-cell>
          <table:table-cell table:style-name="ce11"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/>
          <table:table-cell table:style-name="ce11"/>
          <table:table-cell office:value-type="string" calcext:value-type="string">
            <text:p>https://www.lcsc.com/product-detail/Chip-Resistor-Surface-Mount_UNI-ROYAL-Uniroyal-Elec-0603WAF2201T5E_C4190.html</text:p>
          </table:table-cell>
          <table:table-cell table:style-name="ce11" office:value-type="float" office:value="0.0011" calcext:value-type="float">
            <text:p>0.00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40</text:p>
          </table:table-cell>
          <table:table-cell/>
          <table:table-cell table:style-name="ce11"/>
          <table:table-cell office:value-type="string" calcext:value-type="string">
            <text:p>https://www.lcsc.com/product-detail/Multilayer-Ceramic-Capacitors-MLCC-SMD-SMT_YAGEO-CC0603JRNPO9BN220_C105620.html</text:p>
          </table:table-cell>
          <table:table-cell table:style-name="ce11"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/>
          <table:table-cell table:style-name="ce11"/>
          <table:table-cell office:value-type="string" calcext:value-type="string">
            <text:p>https://www.lcsc.com/product-detail/Multilayer-Ceramic-Capacitors-MLCC-SMD-SMT_YAGEO-CC0603JRNPO9BN220_C105620.html</text:p>
          </table:table-cell>
          <table:table-cell table:style-name="ce11"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Multilayer-Ceramic-Capacitors-MLCC-SMD-SMT_YAGEO-CC0603KRX7R9BB103_C100042.html</text:p>
          </table:table-cell>
          <table:table-cell table:style-name="ce11"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Multilayer-Ceramic-Capacitors-MLCC-SMD-SMT_FH-Guangdong-Fenghua-Advanced-Tech-0603F104M500NT_C42998.html</text:p>
          </table:table-cell>
          <table:table-cell table:style-name="ce11" office:value-type="float" office:value="0.0022" calcext:value-type="float">
            <text:p>0.0022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11"/>
          <table:table-cell office:value-type="string" calcext:value-type="string">
            <text:p>https://www.lcsc.com/product-detail/Tantalum-Capacitors_Vishay-Intertech-293D226X0016C2TE3_C1957020.html</text:p>
          </table:table-cell>
          <table:table-cell table:style-name="ce11" office:value-type="float" office:value="0.3234" calcext:value-type="float">
            <text:p>0.32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Connecto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-C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11"/>
          <table:table-cell office:value-type="string" calcext:value-type="string">
            <text:p>https://www.lcsc.com/product-detail/USB-Connectors_SHOU-HAN-TYPE-C-16PIN-2MD-073_C2765186.html</text:p>
          </table:table-cell>
          <table:table-cell table:style-name="ce11" office:value-type="float" office:value="0.0523" calcext:value-type="float">
            <text:p>0.0523</text:p>
          </table:table-cell>
        </table:table-row>
        <table:table-row table:style-name="ro1">
          <table:table-cell/>
          <table:table-cell office:value-type="string" calcext:value-type="string">
            <text:p>Um1</text:p>
          </table:table-cell>
          <table:table-cell office:value-type="string" calcext:value-type="string">
            <text:p>FlexyPin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ectronz.com/products/flexypin-pack-of-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style-name="ce11"/>
          <table:table-cell office:value-type="string" calcext:value-type="string">
            <text:p>https://www.lcsc.com/product-detail/Tactile%20Switches_SHOU-HAN-TS273014TP-180gf-098_C2858276.html</text:p>
          </table:table-cell>
          <table:table-cell table:style-name="ce11" office:value-type="float" office:value="0.1074" calcext:value-type="float">
            <text:p>0.1074</text:p>
          </table:table-cell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DIP-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11"/>
          <table:table-cell office:value-type="string" calcext:value-type="string">
            <text:p>https://www.lcsc.com/product-detail/DIP-Switches_C-K-SDA01H1BD_C2689618.html</text:p>
          </table:table-cell>
          <table:table-cell table:style-name="ce11" office:value-type="float" office:value="0.7732" calcext:value-type="float">
            <text:p>0.7732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formula="of:=SUM([.J3:.J40])" office:value-type="float" office:value="3.7341" calcext:value-type="float">
            <text:p>3.7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00-00-00</text:date>, <text:time style:data-style-name="N2" text:time-value="20:45:33.14515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2:55:34.241130108</meta:creation-date>
    <meta:generator>LibreOffice/7.0.4.2$Linux_X86_64 LibreOffice_project/00$Build-2</meta:generator>
    <dc:date>2023-06-29T20:57:06.976269832</dc:date>
    <meta:editing-duration>PT1H53M32S</meta:editing-duration>
    <meta:editing-cycles>12</meta:editing-cycles>
    <meta:document-statistic meta:table-count="1" meta:cell-count="164" meta:object-count="0"/>
  </office:meta>
</office:document-meta>
</file>